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Century751 SeBd BT" svg:font-family="'Century751 SeBd BT'" style:font-pitch="variable"/>
    <style:font-face style:name="SimSun1" svg:font-family="SimSun, 宋体" style:font-pitch="variable"/>
    <style:font-face style:name="Bookman Old Style" svg:font-family="'Bookman Old Style'" style:font-family-generic="roman" style:font-pitch="variable"/>
    <style:font-face style:name="DeVinne Txt BT" svg:font-family="'DeVinne Txt BT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Таблица2" style:family="table">
      <style:table-properties style:width="5.125in" fo:margin-top="0in" fo:margin-bottom="0in" table:align="center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2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style:font-size-asian="12pt" style:font-size-complex="12pt"/>
    </style:style>
    <style:style style:name="P1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1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5" style:family="paragraph" style:parent-style-name="Standard_20__28_WW_29_">
      <style:paragraph-properties fo:text-align="center" style:justify-single-word="false"/>
    </style:style>
    <style:style style:name="P26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29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normal" style:font-size-asian="10pt" style:font-weight-asian="normal" style:font-name-complex="Arial1" style:font-size-complex="10pt" style:font-weight-complex="normal"/>
    </style:style>
    <style:style style:name="P30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22pt" fo:language="en" fo:country="US" fo:font-weight="normal" style:font-size-asian="22pt" style:font-weight-asian="normal" style:font-name-complex="Arial" style:font-size-complex="22pt" style:font-weight-complex="norm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Arial1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font-name-asian="Arial" style:font-size-asian="10pt" style:font-size-complex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4" style:family="text">
      <style:text-properties fo:font-size="10pt" style:font-name-asian="Arial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6" style:family="text">
      <style:text-properties fo:font-size="11pt" fo:language="en" fo:country="US" fo:font-weight="bold" style:font-size-asian="11pt" style:font-weight-asian="bold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fo:color="#ff0000" fo:font-size="11pt" fo:language="en" fo:country="US" fo:font-weight="bold" style:font-size-asian="11pt" style:font-weight-asian="bold" style:font-size-complex="11pt" loext:opacity="100%"/>
    </style:style>
    <style:style style:name="T19" style:family="text">
      <style:text-properties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Date of calibration:</text:p>
          </table:table-cell>
          <table:table-cell table:style-name="Таблица3.A1" office:value-type="string">
            <text:p text:style-name="P22">19.02.2026</text:p>
          </table:table-cell>
        </table:table-row>
        <table:table-row>
          <table:table-cell table:style-name="Таблица3.A1" office:value-type="string">
            <text:p text:style-name="P21">Type:</text:p>
          </table:table-cell>
          <table:table-cell table:style-name="Таблица3.A1" office:value-type="string">
            <text:p text:style-name="P22">X-ray radiation dosimeter AT1103M</text:p>
          </table:table-cell>
        </table:table-row>
        <table:table-row>
          <table:table-cell table:style-name="Таблица3.A1" office:value-type="string">
            <text:p text:style-name="P7"><text:span text:style-name="T5">S</text:span>/<text:span text:style-name="T5">N</text:span>:</text:p>
          </table:table-cell>
          <table:table-cell table:style-name="Таблица3.A1" office:value-type="string">
            <text:p text:style-name="P5">0<text:span text:style-name="T9">00</text:span></text:p>
          </table:table-cell>
        </table:table-row>
        <table:table-row>
          <table:table-cell table:style-name="Таблица3.A1" office:value-type="string">
            <text:p text:style-name="P4">Measurement limits:</text:p>
          </table:table-cell>
          <table:table-cell table:style-name="Таблица3.A1" office:value-type="string">
            <text:p text:style-name="P5"><text:span text:style-name="T19">X</text:span>: 50 nSv/h – 100 µSv/h</text:p>
          </table:table-cell>
        </table:table-row>
        <table:table-row>
          <table:table-cell table:style-name="Таблица3.A1" office:value-type="string">
            <text:p text:style-name="P4">Measurement error:</text:p>
          </table:table-cell>
          <table:table-cell table:style-name="Таблица3.A1" office:value-type="string">
            <text:p text:style-name="P14">±15%</text:p>
          </table:table-cell>
        </table:table-row>
      </table:table>
      <text:p text:style-name="P30">Operating conditions:</text:p>
      <text:p text:style-name="P19"><text:span text:style-name="T10">- </text:span><text:span text:style-name="T6">Air temperature<text:tab/></text:span><text:span text:style-name="T11"><text:tab/><text:tab/><text:tab/>+</text:span><text:span text:style-name="T6">19.0</text:span><text:span text:style-name="T11"> °</text:span><text:span text:style-name="T6">C</text:span></text:p>
      <text:p text:style-name="P19"><text:span text:style-name="T10">- </text:span><text:span text:style-name="T6">Atmospheric pressure<text:tab/><text:tab/><text:tab/>98,5 kPa</text:span></text:p>
      <text:p text:style-name="P19"><text:span text:style-name="T10">- </text:span><text:span text:style-name="T6">Relative humidity<text:tab/><text:tab/><text:tab/>72.0 %</text:span></text:p>
      <text:p text:style-name="P20"><text:span text:style-name="T9">- </text:span>Gamma radiation background<text:tab/><text:tab/>98.0 <text:s/>nSv/h</text:p>
      <text:p text:style-name="P9"><text:span text:style-name="Знак_20_примечания"><text:span text:style-name="T12"/></text:span></text:p>
      <text:p text:style-name="P9"><text:span text:style-name="Знак_20_примечания"><text:span text:style-name="T13">Calibration means</text:span></text:span><text:span text:style-name="Знак_20_примечания"><text:span text:style-name="T15">:</text:span></text:span><text:span text:style-name="Знак_20_примечания"><text:span text:style-name="T14"> </text:span></text:span></text:p>
      <text:p text:style-name="P23"><text:span text:style-name="Знак_20_примечания"><text:span text:style-name="T3">- <text:s/>the standard dosimetry facility AT110, № 013 reg. №40425-09, uncertainty ±5% (the Calibration Certificate №С-В/26-11-2024/409219101 on 26 November 2024 issued by The D.I. Mendeleev All-Russian Institute for Metrology (VNIIM), St. Petersburg, Russia);</text:span></text:span></text:p>
      <text:p text:style-name="P6"/>
      <text:p text:style-name="P28">Calibration data</text:p>
      <text:p text:style-name="P3"/>
      <text:p text:style-name="P25"><text:span text:style-name="T17">X-ray radiation dosimeter AT1103M</text:span><text:span text:style-name="T18"> </text:span><text:span text:style-name="T16">№000 <text:s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<text:span text:style-name="T5">Conventionally true value of the dose rate from </text:span><text:span text:style-name="T8">241</text:span><text:span text:style-name="T5">Am radionuclide, </text:span><draw:frame draw:style-name="fr2" draw:name="Объект1" text:anchor-type="as-char" svg:y="-0.1453in" svg:width="0.5953in" svg:height="0.1965in" draw:z-index="1"><draw:object xlink:href="./Object 1" xlink:type="simple" xlink:show="embed" xlink:actuate="onLoad"/><draw:image xlink:href="./ObjectReplacements/Object 1" xlink:type="simple" xlink:show="embed" xlink:actuate="onLoad"/></draw:frame><text:bookmark text:name="_GoBack"/></text:p>
          </table:table-cell>
          <table:table-cell table:style-name="Таблица2.B1" office:value-type="string">
            <text:p text:style-name="P27">Calibration data,</text:p>
            <text:p text:style-name="P18"><draw:frame draw:style-name="fr3" draw:name="Объект6" text:anchor-type="as-char" svg:y="-0.1516in" svg:width="0.2189in" style:rel-width="scale" svg:height="0.202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4">(10)</text:span></text:p>
          </table:table-cell>
        </table:table-row>
        <table:table-row table:style-name="Таблица2.1">
          <table:table-cell table:style-name="Таблица2.A2" office:value-type="string">
            <text:p text:style-name="P27">0.07 µSv/h</text:p>
          </table:table-cell>
          <table:table-cell table:style-name="Таблица2.B2" office:value-type="string">
            <text:p text:style-name="P26"><text:span text:style-name="T5">0.070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27">0.7 µSv/h</text:p>
          </table:table-cell>
          <table:table-cell table:style-name="Таблица2.B2" office:value-type="string">
            <text:p text:style-name="P26"><text:span text:style-name="T5">0.71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27">7.0 µSv/h</text:p>
          </table:table-cell>
          <table:table-cell table:style-name="Таблица2.B2" office:value-type="string">
            <text:p text:style-name="P26"><text:span text:style-name="T5">7.02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5" office:value-type="string">
            <text:p text:style-name="P27">70.0 µSv/h</text:p>
          </table:table-cell>
          <table:table-cell table:style-name="Таблица2.B5" office:value-type="string">
            <text:p text:style-name="P26"><text:span text:style-name="T5">69.73 </text:span><text:span text:style-name="T7">µ</text:span><text:span text:style-name="T5">Sv/h</text:span></text:p>
          </table:table-cell>
        </table:table-row>
      </table:table>
      <text:p text:style-name="P24"/>
      <text:p text:style-name="P29">The radiation dosimeter complies with the measurement specifications in the User’s Manual.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Calibrated by:</text:p>
          </table:table-cell>
          <table:table-cell table:style-name="Таблица1.A1" office:value-type="string">
            <text:p text:style-name="P13">V. Pisarenko</text:p>
          </table:table-cell>
          <table:table-cell table:style-name="Таблица1.A1" office:value-type="string">
            <text:p text:style-name="P15"><text:s text:c="36"/>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/>
          </table:table-cell>
          <table:table-cell table:style-name="Таблица1.C2" office:value-type="string">
            <text:p text:style-name="P10">(signature)</text:p>
          </table:table-cell>
        </table:table-row>
        <table:table-row>
          <table:table-cell table:style-name="Таблица1.A1" office:value-type="string">
            <text:p text:style-name="P11">Technical control:</text:p>
          </table:table-cell>
          <table:table-cell table:style-name="Таблица1.A1" office:value-type="string">
            <text:p text:style-name="P12">N. Kurbatova</text:p>
          </table:table-cell>
          <table:table-cell table:style-name="Таблица1.A1" office:value-type="string">
            <text:p text:style-name="P15"><text:s text:c="36"/>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C2" office:value-type="string">
            <text:p text:style-name="P10">(signature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Century751 SeBd BT" svg:font-family="'Century751 SeBd BT'" style:font-pitch="variable"/>
    <style:font-face style:name="SimSun1" svg:font-family="SimSun, 宋体" style:font-pitch="variable"/>
    <style:font-face style:name="Bookman Old Style" svg:font-family="'Bookman Old Style'" style:font-family-generic="roman" style:font-pitch="variable"/>
    <style:font-face style:name="DeVinne Txt BT" svg:font-family="'DeVinne Txt BT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0T14:40:44.19</dc:date>
    <meta:print-date>2026-02-20T11:24:37.33</meta:print-date>
    <meta:editing-cycles>163</meta:editing-cycles>
    <meta:editing-duration>PT13H13M39S</meta:editing-duration>
    <meta:generator>OpenOffice/4.1.6$Win32 OpenOffice.org_project/416m1$Build-9790</meta:generator>
    <meta:document-statistic meta:table-count="3" meta:image-count="1" meta:object-count="2" meta:page-count="1" meta:paragraph-count="42" meta:word-count="141" meta:character-count="1063"/>
  </office:meta>
</office:document-meta>
</file>

<file path=Object 1/content.xml><?xml version="1.0" encoding="utf-8"?>
<math xmlns="http://www.w3.org/1998/Math/MathML">
  <semantics>
    <mrow>
      <msubsup>
        <mrow>
          <mrow>
            <mi>H</mi>
          </mrow>
        </mrow>
        <mrow>
          <mn>0</mn>
          <mi>i</mi>
        </mrow>
        <mrow>
          <mi>'</mi>
        </mrow>
      </msubsup>
      <mo stretchy="false">(</mo>
      <mn>0.07</mn>
      <mo stretchy="false">)</mo>
    </mrow>
    <annotation encoding="StarMath 5.0">{{H}} rsub {0 i} rsup {'} \(0.07\)</annotation>
  </semantics>
</math>
</file>

<file path=Object 2/content.xml><?xml version="1.0" encoding="utf-8"?>
<math xmlns="http://www.w3.org/1998/Math/MathML">
  <semantics>
    <mrow>
      <mrow>
        <mover accent="true">
          <mrow>
            <msubsup>
              <mi>H</mi>
              <mrow>
                <mi>i</mi>
              </mrow>
              <mrow>
                <mtext>'</mtext>
              </mrow>
            </msubsup>
          </mrow>
          <mo stretchy="false">̄</mo>
        </mover>
      </mrow>
    </mrow>
    <annotation encoding="StarMath 5.0">{bar {H rsub {i} rsup {"'"}}} </annotation>
  </semantics>
</math>
</file>